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re Franklin" svg:font-family="'Libre Frankli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paragraph-properties fo:margin-left="-0.098in" fo:margin-right="0in" fo:margin-top="0in" fo:margin-bottom="0in" loext:contextual-spacing="false" fo:line-height="100%" fo:text-align="center" style:justify-single-word="false" fo:orphans="0" fo:widows="0" fo:text-indent="0in" style:auto-text-indent="false"/>
      <style:text-properties fo:font-size="12pt" fo:font-weight="bold" style:font-size-asian="12pt" style:font-weight-asian="bold" style:font-size-complex="12pt"/>
    </style:style>
    <style:style style:name="P4" style:family="paragraph" style:parent-style-name="Standard">
      <style:paragraph-properties fo:margin-left="-0.098in" fo:margin-right="0in" fo:margin-top="0in" fo:margin-bottom="0in" loext:contextual-spacing="false" fo:line-height="100%" fo:text-align="center" style:justify-single-word="false" fo:orphans="0" fo:widows="0" fo:text-indent="0in" style:auto-text-indent="false"/>
      <style:text-properties fo:font-size="12pt" style:font-size-asian="12pt" style:font-size-complex="12pt"/>
    </style:style>
    <style:style style:name="P5" style:family="paragraph" style:parent-style-name="Standard">
      <style:paragraph-properties fo:margin-left="-0.098in" fo:margin-right="0in" fo:text-align="center" style:justify-single-word="false" fo:text-indent="0in" style:auto-text-indent="false"/>
    </style:style>
    <style:style style:name="P6" style:family="paragraph" style:parent-style-name="Standard">
      <style:paragraph-properties fo:margin-left="-0.098in" fo:margin-right="0in" fo:text-align="center" style:justify-single-word="false" fo:orphans="0" fo:widows="0" fo:text-indent="0in" style:auto-text-indent="false"/>
    </style:style>
    <style:style style:name="P7" style:family="paragraph" style:parent-style-name="Standard">
      <style:paragraph-properties fo:margin-top="0.25in" fo:margin-bottom="0in" loext:contextual-spacing="false" fo:line-height="100%">
        <style:tab-stops>
          <style:tab-stop style:position="0.3335in"/>
          <style:tab-stop style:position="5.8984in" style:type="right"/>
        </style:tab-stops>
      </style:paragraph-properties>
      <style:text-properties fo:font-size="16pt" fo:font-weight="bold" style:font-size-asian="16pt" style:font-weight-asian="bold" style:font-size-complex="16pt"/>
    </style:style>
    <style:style style:name="P8" style:family="paragraph" style:parent-style-name="Standard">
      <style:paragraph-properties fo:margin-top="0.25in" fo:margin-bottom="0in" loext:contextual-spacing="false" fo:line-height="100%" fo:break-before="page">
        <style:tab-stops>
          <style:tab-stop style:position="0.3335in"/>
          <style:tab-stop style:position="5.8984in" style:type="right"/>
        </style:tab-stops>
      </style:paragraph-properties>
      <style:text-properties fo:font-size="16pt" fo:font-weight="bold" style:font-size-asian="16pt" style:font-weight-asian="bold" style:font-size-complex="16pt"/>
    </style:style>
    <style:style style:name="P9" style:family="paragraph" style:parent-style-name="Standard">
      <style:paragraph-properties fo:margin-left="0in" fo:margin-right="0in" fo:margin-top="0.0555in" fo:margin-bottom="0.111in" loext:contextual-spacing="false" fo:line-height="100%" fo:text-indent="0in" style:auto-text-indent="false">
        <style:tab-stops>
          <style:tab-stop style:position="5.9047in" style:type="right"/>
        </style:tab-stops>
      </style:paragraph-properties>
    </style:style>
    <style:style style:name="P10" style:family="paragraph" style:parent-style-name="Standard">
      <style:paragraph-properties fo:margin-left="0in" fo:margin-right="0in" fo:margin-top="0.139in" fo:margin-bottom="0.111in" loext:contextual-spacing="false" fo:line-height="100%" fo:text-indent="0in" style:auto-text-indent="false">
        <style:tab-stops>
          <style:tab-stop style:position="5.9047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5.9047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25in" fo:margin-right="0in" fo:margin-top="0.0417in" fo:margin-bottom="0.111in" loext:contextual-spacing="false" fo:line-height="100%" fo:text-indent="0in" style:auto-text-indent="false">
        <style:tab-stops>
          <style:tab-stop style:position="5.9047in" style:type="right"/>
        </style:tab-stops>
      </style:paragraph-properties>
    </style:style>
    <style:style style:name="P14" style:family="paragraph" style:parent-style-name="Standard">
      <style:paragraph-properties fo:margin-left="0.5in" fo:margin-right="0in" fo:margin-top="0.0417in" fo:margin-bottom="0.111in" loext:contextual-spacing="false" fo:line-height="100%" fo:text-indent="0in" style:auto-text-indent="false">
        <style:tab-stops>
          <style:tab-stop style:position="5.9047in" style:type="right"/>
        </style:tab-stops>
      </style:paragraph-properties>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margin-top="0in" fo:margin-bottom="0in" loext:contextual-spacing="false" fo:line-height="100%" fo:text-indent="0in" style:auto-text-indent="false"/>
    </style:style>
    <style:style style:name="P17" style:family="paragraph" style:parent-style-name="Standard">
      <style:paragraph-properties fo:margin-left="0.4917in" fo:margin-right="0in" fo:text-indent="0in" style:auto-text-indent="false"/>
    </style:style>
    <style:style style:name="P18" style:family="paragraph" style:parent-style-name="Standard">
      <style:paragraph-properties fo:margin-left="0.5in" fo:margin-right="0in" fo:text-indent="0.5in" style:auto-text-indent="false"/>
    </style:style>
    <style:style style:name="P19" style:family="paragraph" style:parent-style-name="Standard" style:list-style-name="WWNum2">
      <style:paragraph-properties fo:margin-left="1in" fo:margin-right="0in" fo:margin-top="0in" fo:margin-bottom="0in" loext:contextual-spacing="false" fo:text-indent="-0.25in" style:auto-text-indent="false"/>
    </style:style>
    <style:style style:name="P20" style:family="paragraph" style:parent-style-name="Standard" style:list-style-name="WWNum1">
      <style:paragraph-properties fo:margin-left="1in" fo:margin-right="0in" fo:margin-top="0in" fo:margin-bottom="0in" loext:contextual-spacing="false" fo:text-indent="-0.25in" style:auto-text-indent="false"/>
    </style:style>
    <style:style style:name="P21" style:family="paragraph" style:parent-style-name="Standard" style:list-style-name="WWNum3">
      <style:paragraph-properties fo:margin-left="1in" fo:margin-right="0in" fo:margin-top="0in" fo:margin-bottom="0in" loext:contextual-spacing="false" fo:text-indent="-0.25in" style:auto-text-indent="false"/>
    </style:style>
    <style:style style:name="P22" style:family="paragraph" style:parent-style-name="Standard" style:list-style-name="WWNum2">
      <style:paragraph-properties fo:margin-left="1in" fo:margin-right="0in" fo:text-indent="-0.25in" style:auto-text-indent="false"/>
    </style:style>
    <style:style style:name="P23" style:family="paragraph" style:parent-style-name="Standard" style:list-style-name="WWNum1">
      <style:paragraph-properties fo:margin-left="1in" fo:margin-right="0in" fo:text-indent="-0.25in" style:auto-text-indent="false"/>
    </style:style>
    <style:style style:name="P24" style:family="paragraph" style:parent-style-name="Standard" style:list-style-name="WWNum3">
      <style:paragraph-properties fo:margin-left="1in" fo:margin-right="0in" fo:text-indent="-0.25in" style:auto-text-indent="false"/>
    </style:style>
    <style:style style:name="P25" style:family="paragraph" style:parent-style-name="Standard" style:list-style-name="WWNum4">
      <style:paragraph-properties fo:margin-left="1in" fo:margin-right="0in" fo:text-indent="-0.25in" style:auto-text-indent="false"/>
    </style:style>
    <style:style style:name="P26" style:family="paragraph" style:parent-style-name="Standard">
      <style:paragraph-properties fo:margin-left="1in" fo:margin-right="0in" fo:text-indent="0in" style:auto-text-indent="false"/>
    </style:style>
    <style:style style:name="P27" style:family="paragraph" style:parent-style-name="Standard" style:list-style-name="WWNum4">
      <style:paragraph-properties fo:margin-left="1.5in" fo:margin-right="0in" fo:text-indent="-0.1252in" style:auto-text-indent="false"/>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3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P35" style:family="paragraph" style:parent-style-name="Standard">
      <style:paragraph-properties fo:margin-top="0in" fo:margin-bottom="0in" loext:contextual-spacing="false" fo:line-height="100%" fo:text-align="center" style:justify-single-word="false"/>
    </style:style>
    <style:style style:name="P36" style:family="paragraph" style:parent-style-name="Heading_20_2">
      <style:paragraph-properties fo:margin-left="-0.098in" fo:margin-right="0in" fo:margin-top="0in" fo:margin-bottom="0in" loext:contextual-spacing="false" fo:line-height="100%" fo:text-align="center" style:justify-single-word="false" fo:orphans="0" fo:widows="0" fo:text-indent="0in" style:auto-text-indent="false"/>
    </style:style>
    <style:style style:name="P37" style:family="paragraph" style:parent-style-name="Heading_20_2">
      <style:paragraph-properties fo:margin-top="0.25in" fo:margin-bottom="0in" loext:contextual-spacing="false" fo:line-height="100%">
        <style:tab-stops>
          <style:tab-stop style:position="0.3335in"/>
          <style:tab-stop style:position="5.8984in" style:type="right"/>
        </style:tab-stops>
      </style:paragraph-properties>
    </style:style>
    <style:style style:name="P38" style:family="paragraph" style:parent-style-name="Heading_20_2" style:list-style-name="WWNum4">
      <style:paragraph-properties fo:margin-left="0.5in" fo:margin-right="0in" fo:text-indent="-0.25in" style:auto-text-indent="false"/>
    </style:style>
    <style:style style:name="P39" style:family="paragraph" style:parent-style-name="Heading_20_2" style:list-style-name="WWNum4">
      <style:paragraph-properties fo:margin-left="0.5in" fo:margin-right="0in" fo:margin-top="0in" fo:margin-bottom="0in" loext:contextual-spacing="false" fo:line-height="100%" fo:text-indent="-0.25in" style:auto-text-indent="false"/>
    </style:style>
    <style:style style:name="P40" style:family="paragraph" style:parent-style-name="Heading_20_4">
      <style:paragraph-properties fo:margin-left="1in" fo:margin-right="0in" fo:text-indent="0in" style:auto-text-indent="false"/>
    </style:style>
    <style:style style:name="P41" style:family="paragraph" style:parent-style-name="Heading_20_4">
      <style:paragraph-properties fo:margin-left="0.5in" fo:margin-right="0in" fo:text-indent="0.5in" style:auto-text-indent="false"/>
    </style:style>
    <style:style style:name="P42" style:family="paragraph" style:parent-style-name="Heading_20_3" style:list-style-name="WWNum4">
      <style:paragraph-properties fo:margin-left="1in" fo:margin-right="0in" fo:text-indent="-0.25in" style:auto-text-indent="false"/>
    </style:style>
    <style:style style:name="P43" style:family="paragraph" style:parent-style-name="Title" style:master-page-name="First_20_Page">
      <style:paragraph-properties fo:margin-left="-0.098in" fo:margin-right="0in" fo:margin-top="0in" fo:margin-bottom="0in" loext:contextual-spacing="false" fo:line-height="100%" fo:text-align="center" style:justify-single-word="false" fo:orphans="0" fo:widows="0" fo:text-indent="0in" style:auto-text-indent="false" style:page-number="auto"/>
    </style:style>
    <style:style style:name="P44" style:family="paragraph" style:parent-style-name="Frame_20_contents">
      <style:paragraph-properties fo:margin-left="0in" fo:margin-right="0in" fo:margin-top="0in" fo:margin-bottom="0in" loext:contextual-spacing="false" fo:line-height="0.1665in" fo:text-align="end" style:justify-single-word="false" fo:text-indent="0in" style:auto-text-indent="false"/>
    </style:style>
    <style:style style:name="P45"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color="#222222" style:font-name="Arial" style:font-name-asian="Arial1" style:font-name-complex="Arial1" fo:background-color="#ffffff"/>
    </style:style>
    <style:style style:name="T4" style:family="text">
      <style:text-properties fo:font-variant="small-caps" fo:color="#323e4f" style:text-line-through-style="none" style:text-line-through-type="none" style:text-position="0% 100%" style:font-name="Arial" fo:font-size="26pt" fo:font-style="normal" fo:font-weight="normal" style:font-name-asian="Arial1" style:font-size-asian="26pt" style:font-style-asian="normal" style:font-weight-asian="normal" style:font-name-complex="Arial1"/>
    </style:style>
    <style:style style:name="T5" style:family="text">
      <style:text-properties fo:font-variant="small-caps" fo:color="#44546a" style:text-line-through-style="none" style:text-line-through-type="none" style:text-position="0% 100%" style:font-name="Arial" fo:font-size="18pt" fo:font-style="normal" fo:font-weight="normal" style:font-name-asian="Arial1" style:font-size-asian="18pt" style:font-style-asian="normal" style:font-weight-asian="normal" style:font-name-complex="Arial1"/>
    </style:style>
    <style:style style:name="T6" style:family="text">
      <style:text-properties fo:font-size="16pt" fo:font-weight="bold" style:font-size-asian="16pt" style:font-weight-asian="bold" style:font-size-complex="16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T10" style:family="text">
      <style:text-properties fo:font-variant="normal" fo:text-transform="none" fo:color="#0070c0" style:text-line-through-style="none" style:text-line-through-type="none" style:text-position="0% 100%" style:font-name="Libre Franklin" fo:font-size="11pt" fo:font-style="normal" style:text-underline-style="none" fo:font-weight="bold" style:font-name-asian="Libre Franklin1" style:font-size-asian="11pt" style:font-style-asian="normal" style:font-weight-asian="bold" style:font-name-complex="Libre Franklin1" style:font-size-complex="11pt"/>
    </style:style>
    <style:style style:name="T11" style:family="text">
      <style:text-properties fo:font-variant="normal" fo:text-transform="none" fo:color="#241a61"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2" style:family="text">
      <style:text-properties style:text-position="0% 100%"/>
    </style:style>
    <style:style style:name="T13" style:family="text">
      <style:text-properties fo:font-size="18pt" fo:font-weight="bold" style:font-size-asian="18pt" style:font-weight-asian="bold" style:font-size-complex="18pt"/>
    </style:style>
    <style:style style:name="T14" style:family="text">
      <style:text-properties style:text-underline-style="none"/>
    </style:style>
    <style:style style:name="T15" style:family="text">
      <style:text-properties fo:color="#1155cc" style:text-underline-style="solid" style:text-underline-width="auto" style:text-underline-color="font-color"/>
    </style:style>
    <style:style style:name="T16" style:family="text">
      <style:text-properties fo:color="#5f5f5f" style:font-name="Libre Franklin" fo:font-size="9pt" fo:font-weight="bold" style:font-name-asian="Libre Franklin1" style:font-size-asian="9pt" style:font-weight-asian="bold" style:font-name-complex="Libre Franklin1" style:font-size-complex="9pt"/>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bottom" draw:auto-grow-height="false" fo:min-height="0.5862in" fo:min-width="6.3028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tt2bg4gbfrpi"/><text:soft-page-break/>BASE DE DATOS 2 - 2021</text:p>
      <text:p text:style-name="P3"/>
      <text:p text:style-name="P36"><text:bookmark text:name="_nnkox5kser8f"/>Trabajo de Promoción - ElasticSearch</text:p>
      <text:p text:style-name="P4"/>
      <text:p text:style-name="P6"><text:span text:style-name="T1">GRUPO 16</text:span></text:p>
      <text:p text:style-name="P6"><text:span text:style-name="T1">Román Enrique<text:tab/>9959/3<text:tab/><text:tab/>caos.enr@gmail.com</text:span></text:p>
      <text:p text:style-name="P6"><text:span text:style-name="T1">Nahuel Morena<text:tab/>16290/1<text:tab/></text:span><text:a xlink:type="simple" xlink:href="mailto:nahuel1morena1@gmail.com" text:style-name="ListLabel_20_28" text:visited-style-name="ListLabel_20_28"><text:span text:style-name="T1">nahuel1morena1@gmail.com</text:span></text:a></text:p>
      <text:p text:style-name="P5"><draw:custom-shape text:anchor-type="paragraph" draw:z-index="0" draw:name="Image1" draw:style-name="gr1" draw:text-style-name="P45" svg:width="6.3024in" svg:height="0.5858in" svg:x="1.2339in" svg:y="5.3154in"><text:p text:style-name="P44"><text:span text:style-name="T4"><text:s text:c="5"/></text:span></text:p><text:p text:style-name="P44"><text:span text:style-name="T5"><text:s text:c="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Daniela Ruiz<text:tab/></text:span><text:span text:style-name="T3">13045/6 <text:s text:c="4"/>danyparedesruiz@gmail.com</text:span></text:p>
      <text:p text:style-name="P1"/>
      <text:p text:style-name="P1"/>
      <text:p text:style-name="P1"/>
      <text:p text:style-name="P1"/>
      <text:p text:style-name="P1"/>
      <text:p text:style-name="P1"/>
      <text:p text:style-name="P1"/>
      <text:p text:style-name="P1"/>
      <text:p text:style-name="P1"/>
      <text:p text:style-name="P1"/>
      <text:p text:style-name="P7"/>
      <text:p text:style-name="P7"/>
      <text:p text:style-name="P8"/>
      <text:p text:style-name="P37"><text:bookmark text:name="_tjtfnxgssrja"/>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nnkox5kser8f" text:style-name="Index_20_Link" text:visited-style-name="Index_20_Link"><text:span text:style-name="T7">Trabajo de Promoción - ElasticSearch</text:span></text:a><text:span text:style-name="T7"><text:tab/>0</text:span></text:p>
          <text:p text:style-name="P10"><text:a xlink:type="simple" xlink:href="#_tjtfnxgssrja" text:style-name="Index_20_Link" text:visited-style-name="Index_20_Link"><text:span text:style-name="T7">Índice:</text:span></text:a><text:span text:style-name="T7"><text:tab/>1</text:span></text:p>
          <text:p text:style-name="P10"><text:a xlink:type="simple" xlink:href="#_x8tvigp63p1s" text:style-name="Index_20_Link" text:visited-style-name="Index_20_Link"><text:span text:style-name="T7">Ayudante guía durante la cursada:</text:span></text:a><text:span text:style-name="T7"><text:tab/>2</text:span></text:p>
          <text:p text:style-name="P10"><text:a xlink:type="simple" xlink:href="#_vlzlrnl9zuj5" text:style-name="Index_20_Link" text:visited-style-name="Index_20_Link"><text:span text:style-name="T7">Base del Trabajo:</text:span></text:a><text:span text:style-name="T7"><text:tab/>2</text:span></text:p>
          <text:p text:style-name="P10"><text:a xlink:type="simple" xlink:href="#_n2t4y3bdps1d" text:style-name="Index_20_Link" text:visited-style-name="Index_20_Link"><text:span text:style-name="T7">Trabajo a realizar:</text:span></text:a><text:span text:style-name="T7"><text:tab/>2</text:span></text:p>
          <text:p text:style-name="P10"><text:a xlink:type="simple" xlink:href="#_co7zvl5qiqx" text:style-name="Index_20_Link" text:visited-style-name="Index_20_Link"><text:span text:style-name="T7">Pasos realizados:</text:span></text:a><text:span text:style-name="T7"><text:tab/>2</text:span></text:p>
          <text:p text:style-name="P13"><text:a xlink:type="simple" xlink:href="#_yh8r7mpkndor" text:style-name="Index_20_Link" text:visited-style-name="Index_20_Link">Limpieza del proyecto base:</text:a><text:tab/>2</text:p>
          <text:p text:style-name="P13"><text:a xlink:type="simple" xlink:href="#_blaocf28pdtg" text:style-name="Index_20_Link" text:visited-style-name="Index_20_Link">Configuración del nuevo proyecto:</text:a><text:tab/>2</text:p>
          <text:p text:style-name="P14"><text:a xlink:type="simple" xlink:href="#_c2znne4qd25m" text:style-name="Index_20_Link" text:visited-style-name="Index_20_Link">Agregar nuevas dependencias:</text:a><text:tab/>2</text:p>
          <text:p text:style-name="P14"><text:a xlink:type="simple" xlink:href="#_9hq7g18vq1r3" text:style-name="Index_20_Link" text:visited-style-name="Index_20_Link">Configurar Spring para que trabaje con ElasticSearch</text:a><text:tab/>2</text:p>
          <text:p text:style-name="P14"><text:a xlink:type="simple" xlink:href="#_xdw6ujr61k5c" text:style-name="Index_20_Link" text:visited-style-name="Index_20_Link">Anotar las clases del modelo de datos:</text:a><text:tab/>3</text:p>
          <text:p text:style-name="P10"><text:a xlink:type="simple" xlink:href="#_n8ig8kajh5ch" text:style-name="Index_20_Link" text:visited-style-name="Index_20_Link"><text:span text:style-name="T7">Problemas y soluciones encontradas:</text:span></text:a><text:span text:style-name="T7"><text:tab/>3</text:span></text:p>
          <text:p text:style-name="P10"><text:a xlink:type="simple" xlink:href="#_3vgueu74jnrh" text:style-name="Index_20_Link" text:visited-style-name="Index_20_Link"><text:span text:style-name="T7">Lenguajes y herramientas utilizadas:</text:span></text:a><text:span text:style-name="T7"><text:tab/>3</text:span></text:p>
          <text:p text:style-name="P11"><text:a xlink:type="simple" xlink:href="#_ck2sy4b78bas" text:style-name="Index_20_Link" text:visited-style-name="Index_20_Link"><text:span text:style-name="T7">Bibliografía utilizada:</text:span></text:a><text:span text:style-name="T7"><text:tab/>4</text:span></text:p>
        </text:index-body>
      </text:table-of-content>
      <text:p text:style-name="P1"/>
      <text:p text:style-name="P7"/>
      <text:p text:style-name="P8"/>
      <text:list xml:id="list1344435781" text:style-name="WWNum4">
        <text:list-item>
          <text:p text:style-name="P38"><text:bookmark text:name="_x8tvigp63p1s"/><text:span text:style-name="T12">Ayudante guía durante la cursada:</text:span></text:p>
        </text:list-item>
      </text:list>
      <text:p text:style-name="P15"><text:span text:style-name="T1">LUCIANO BENITEZ</text:span></text:p>
      <text:list xml:id="list74520053426814" text:continue-numbering="true" text:style-name="WWNum4">
        <text:list-item>
          <text:p text:style-name="P39"><text:bookmark text:name="_vlzlrnl9zuj5"/>Base del Trabajo:</text:p>
        </text:list-item>
      </text:list>
      <text:p text:style-name="P16"><text:span text:style-name="T1">Tomamos como base el TP4, implementado en SpringData JPA bajo el framework Springframework y con una base de datos relacional MySql.</text:span></text:p>
      <text:p text:style-name="P16"><text:span text:style-name="T1">El TP4 consiste en una capa de servicios, repositorios y 2 juegos de test.</text:span></text:p>
      <text:list xml:id="list74518885419105" text:continue-numbering="true" text:style-name="WWNum4">
        <text:list-item>
          <text:p text:style-name="P38"><text:bookmark text:name="_n2t4y3bdps1d"/><text:span text:style-name="T12">Trabajo </text:span>a realizar:</text:p>
        </text:list-item>
      </text:list>
      <text:p text:style-name="P17"><text:span text:style-name="T1">Cambiar la base de datos relacional por una base de datos NoSql como ElasticSearch orientada a documentos JSON, manteniendo las funcionalidades implementadas en la capa de servicios del TP4. Como parte de la evaluación vamos a seguir usando los test provistos por la cátedra para asegurar que se mantengan dichas funcionalidades.</text:span></text:p>
      <text:list xml:id="list74519744712869" text:continue-numbering="true" text:style-name="WWNum4">
        <text:list-item>
          <text:p text:style-name="P38"><text:bookmark text:name="_co7zvl5qiqx"/>Pasos realizados:</text:p>
          <text:list>
            <text:list-item>
              <text:p text:style-name="P42"><text:bookmark text:name="_yh8r7mpkndor"/>Limpieza del proyecto base:</text:p>
            </text:list-item>
          </text:list>
        </text:list-item>
      </text:list>
      <text:p text:style-name="P18">Borrar las dependencias maven utilizadas para la persistencia en la base relacional.</text:p>
      <text:p text:style-name="P18">Borrar anotaciones en las clases del modelo de datos.</text:p>
      <text:p text:style-name="P18">Borrar clases y métodos específicos de la configuración para la base relacional.</text:p>
      <text:list xml:id="list74519484330781" text:continue-numbering="true" text:style-name="WWNum4">
        <text:list-item>
          <text:list>
            <text:list-item>
              <text:p text:style-name="P42"><text:bookmark text:name="_blaocf28pdtg"/>Configuración del nuevo proyecto:</text:p>
            </text:list-item>
          </text:list>
        </text:list-item>
      </text:list>
      <text:p text:style-name="Heading_20_4"><text:bookmark text:name="_c2znne4qd25m"/><text:tab/><text:tab/>Agregar nuevas dependencias:</text:p>
      <text:list xml:id="list1700399929" text:style-name="WWNum2">
        <text:list-item>
          <text:p text:style-name="P19"><text:a xlink:type="simple" xlink:href="https://mvnrepository.com/artifact/org.springframework.data/spring-data-elasticsearch/4.2.1" text:style-name="ListLabel_20_29" text:visited-style-name="ListLabel_20_29"><text:span text:style-name="T15">https://mvnrepository.com/artifact/org.springframework.data/spring-data-elasticsearch/4.2.1</text:span></text:a></text:p>
        </text:list-item>
        <text:list-item>
          <text:p text:style-name="P19"><text:a xlink:type="simple" xlink:href="https://mvnrepository.com/artifact/org.springframework/spring-web/5.3.7" text:style-name="ListLabel_20_29" text:visited-style-name="ListLabel_20_29"><text:span text:style-name="T15">https://mvnrepository.com/artifact/org.springframework/spring-web/5.3.7</text:span></text:a> </text:p>
        </text:list-item>
        <text:list-item>
          <text:p text:style-name="P22"><text:a xlink:type="simple" xlink:href="https://mvnrepository.com/artifact/org.elasticsearch/elasticsearch/7.12.1" text:style-name="ListLabel_20_29" text:visited-style-name="ListLabel_20_29"><text:span text:style-name="T15">https://mvnrepository.com/artifact/org.elasticsearch/elasticsearch/7.12.1</text:span></text:a></text:p>
        </text:list-item>
      </text:list>
      <text:p text:style-name="P40"><text:bookmark text:name="_9hq7g18vq1r3"/>Configurar Spring para que trabaje con ElasticSearch</text:p>
      <text:list xml:id="list1563501383" text:style-name="WWNum1">
        <text:list-item>
          <text:p text:style-name="P20">Definición de un cliente básico, en nuestro caso un RestHighLevelClient.</text:p>
        </text:list-item>
        <text:list-item>
          <text:p text:style-name="P23">Definición de un ElasticsearchOperations, en nuestro caso ElasticsearchRestTemplate.</text:p>
        </text:list-item>
      </text:list>
      <text:p text:style-name="P26">@Override</text:p>
      <text:p text:style-name="P26"><text:tab/>@Bean</text:p>
      <text:p text:style-name="P26"><text:tab/>public RestHighLevelClient elasticsearchClient(){</text:p>
      <text:p text:style-name="P26"><text:tab/><text:tab/>ClientConfiguration clientConfiguration = ClientConfiguration.builder().connectedTo("localhost:9200").build();</text:p>
      <text:p text:style-name="P26"><text:tab/><text:tab/>return RestClients.create(clientConfiguration).rest();</text:p>
      <text:p text:style-name="P26"><text:soft-page-break/><text:tab/>}</text:p>
      <text:p text:style-name="P26"/>
      <text:p text:style-name="P26"><text:tab/>@Bean</text:p>
      <text:p text:style-name="P26"><text:tab/>public ElasticsearchOperations elasticsearchTemplate() throws Exception{</text:p>
      <text:p text:style-name="P26"><text:tab/><text:tab/>return new ElasticsearchRestTemplate(elasticsearchClient());</text:p>
      <text:p text:style-name="P26"><text:tab/>}</text:p>
      <text:p text:style-name="P26">La clase configuración SpringDataElasticsearchConfiguration.java contiene estos cambios.</text:p>
      <text:p text:style-name="P40"><text:bookmark text:name="_xdw6ujr61k5c"/>Anotar las clases del modelo de datos:</text:p>
      <text:p text:style-name="P26">@Document en reemplazo de la anotación @Table, para representar a un documento en elasticsearch.</text:p>
      <text:p text:style-name="P26">Parámetro index=”nombreIndice” para especificar que utilizaremos el índice <text:s/>nombreIndice para el documento.</text:p>
      <text:p text:style-name="P26">@Field en reemplazo de la anotación @Column, para representar a las columnas o atributos.</text:p>
      <text:p text:style-name="P18">FieldType para especificar el tipo de dato del atributo.</text:p>
      <text:p text:style-name="P41"><text:bookmark text:name="_87nzmvxylwef"/>Configurar los repositorios SpringData para elasticSearch</text:p>
      <text:p text:style-name="P26">Los repositorios anteriormente extendían a CrudRepository, ahora pasarán a extender a la interface ElasticSearchRepository.</text:p>
      <text:p text:style-name="P26">Además el ID es cambiado de LONG a STRING para evitar conflictos en elasticSearch.</text:p>
      <text:p text:style-name="Standard"/>
      <text:p text:style-name="P12"/>
      <text:p text:style-name="P12"/>
      <text:list xml:id="list74520195294899" text:continue-list="list74519484330781" text:style-name="WWNum4">
        <text:list-item>
          <text:p text:style-name="P38"><text:bookmark text:name="_n8ig8kajh5ch"/>Problemas y soluciones encontradas:</text:p>
        </text:list-item>
      </text:list>
      <text:list xml:id="list499712586" text:style-name="WWNum3">
        <text:list-item>
          <text:p text:style-name="P21">Incompatibilidad de versión springFramework utilizado en el TP4 con las utilizadas en la implementación de SpringData. Esto lo solucionamos siguiendo la tabla de compatibilidad que se encuentra en la guía oficial de SpringData.</text:p>
        </text:list-item>
        <text:list-item>
          <text:p text:style-name="P21">SpringData no soporta la última versión de ElasticSearch por lo tanto hay que instalar la versión específica que se encuentra en la tabla comentada anteriormente.</text:p>
        </text:list-item>
        <text:list-item>
          <text:p text:style-name="P21">Conflicto con datos basura en los test, esto se debió a que elasticSearch no soporta transiciones por lo tanto después de que se ejecutaba un test quedaban datos basura utilizado por el mismo que interfieren con los test que le seguían. Aprovechando que springData nos provee varios métodos ya implementados utilizamos los de borrado “delete” y “deleteAll” para mantener un consistencia en los datos. Además retiramos todas las anotaciones relacionadas con las transacciones.</text:p>
        </text:list-item>
        <text:list-item>
          <text:p text:style-name="P21"><text:span text:style-name="T1">Problema con la búsqueda exacta de atributos String, esto sucedía porque elasticSearch analiza y indexa los string/text para facilitar la posterior búsqueda de los mismo, con la configuración inicial y con la consulta implementada en el método findByName(String name) de springdata los devolvía los string similares además de los que incluía al string pasado por parámetro. Esto lo solucionamos marcando al atributo como una “keyword” para que elasticSearch lo analice como una palabra completa y utilizando la anotación @Query("{\"match_phrase\": {\"name\": \"?0\"}}") con una consulta específica.</text:span></text:p>
        </text:list-item>
        <text:list-item>
          <text:p text:style-name="P21"><text:span text:style-name="T1">Un caso similar al anterior, nos encontramos con la persistencia de las fechas (Date) se analizan de manera similar al caso anterior que si no se tiene cuidado puede dar resultados poco exactos. En este caso implementamos atributo “actual” booleano extra que representa que un ProductOnSale esta vigente o no. Fue la solución más rápida y sencilla que encontramos para evitar estancarnos con el manejo de fechas que no aportaba demasiado en este TP.</text:span></text:p>
        </text:list-item>
        <text:list-item>
          <text:p text:style-name="P24">SpringData repositories no soluciona o da soporte a todas las consultas que necesitamos para cumplir con las funcionalidades. No llegamos a solucionar este problema por falta de tiempo y problemas de recursos que faciliten las pruebas para la comprensión del entorno de trabajo nuevo y muy diferente a lo que estábamos acostumbrados.</text:p>
        </text:list-item>
      </text:list>
      <text:p text:style-name="P26">La posible solución es realizar consultas DSL o nativas utilizando directamente el cliente. Además elasticSearch da soporte a consultas SQL limitadas pasados como string, esta solución la evitamos considerando que era un escape fácil al problema. Estas soluciones deberían ir en implementaciones custom de un repositorio.</text:p>
      <text:list xml:id="list74518600875435" text:continue-list="list74520195294899" text:style-name="WWNum4">
        <text:list-item>
          <text:p text:style-name="P38"><text:bookmark text:name="_svzd97imw6fd"/><text:soft-page-break/>Conclusiones:</text:p>
        </text:list-item>
      </text:list>
      <text:p text:style-name="P12"><text:tab/>El TP fue todo un desafío desde el punto de vista que es algo muy diferente a la orientación que nos llevan en la facultad hacia las bases relacionales. Además del uso considerado de recursos computacionales de las herramientas en cuestión que complicaron las pruebas para comprenderlas mejor.</text:p>
      <text:list xml:id="list74520220125328" text:continue-numbering="true" text:style-name="WWNum4">
        <text:list-item>
          <text:p text:style-name="P38"><text:bookmark text:name="_3vgueu74jnrh"/>Lenguajes y herramientas utilizadas:</text:p>
          <text:list>
            <text:list-item>
              <text:p text:style-name="P25">IDE Eclipse última versión.</text:p>
            </text:list-item>
            <text:list-item>
              <text:p text:style-name="P25">Java 8.</text:p>
            </text:list-item>
            <text:list-item>
              <text:p text:style-name="P25">Maven integrada a la última versión de Eclipse.</text:p>
            </text:list-item>
            <text:list-item>
              <text:p text:style-name="P25">SpringFramework v 5.3.7</text:p>
            </text:list-item>
            <text:list-item>
              <text:p text:style-name="P25">SpringData ElasticSearch 4.2.1</text:p>
              <text:list>
                <text:list-item>
                  <text:p text:style-name="P27">Elasticsearch v 7.12.1</text:p>
                </text:list-item>
                <text:list-item>
                  <text:p text:style-name="P27">SpringWeb v 5.3.7</text:p>
                </text:list-item>
              </text:list>
            </text:list-item>
            <text:list-item>
              <text:p text:style-name="P25">JUnit v 4.13</text:p>
              <text:list>
                <text:list-item>
                  <text:p text:style-name="P27">JUnit Jupiter v 5.0.0</text:p>
                </text:list-item>
              </text:list>
            </text:list-item>
            <text:list-item>
              <text:p text:style-name="P25">ElasticSearch v 7.12</text:p>
              <text:list>
                <text:list-item>
                  <text:p text:style-name="P27">Kibana v 7.12</text:p>
                </text:list-item>
              </text:list>
            </text:list-item>
          </text:list>
        </text:list-item>
        <text:list-item>
          <text:p text:style-name="P38"><text:bookmark text:name="_ck2sy4b78bas"/>Bibliografía utilizada:</text:p>
          <text:list>
            <text:list-item>
              <text:p text:style-name="P25">Teorías de la cátedra</text:p>
            </text:list-item>
            <text:list-item>
              <text:p text:style-name="P25">Tabla de compatibilidad - <text:a xlink:type="simple" xlink:href="https://docs.spring.io/spring-data/elasticsearch/docs/current/reference/html/#preface.versions" text:style-name="ListLabel_20_29" text:visited-style-name="ListLabel_20_29"><text:span text:style-name="T15">https://docs.spring.io/spring-data/elasticsearch/docs/current/reference/html/#preface.versions</text:span></text:a></text:p>
            </text:list-item>
            <text:list-item>
              <text:p text:style-name="P25">Documento de referencia ElasticSearch 7.12 - <text:a xlink:type="simple" xlink:href="https://www.elastic.co/guide/en/elasticsearch/reference/7.12/index.html" text:style-name="ListLabel_20_29" text:visited-style-name="ListLabel_20_29"><text:span text:style-name="T15">https://www.elastic.co/guide/en/elasticsearch/reference/7.12/index.html</text:span></text:a></text:p>
            </text:list-item>
            <text:list-item>
              <text:p text:style-name="P25">Documento de referencia Kibana 7.12 - <text:a xlink:type="simple" xlink:href="https://www.elastic.co/guide/en/kibana/7.12/index.html" text:style-name="ListLabel_20_29" text:visited-style-name="ListLabel_20_29"><text:span text:style-name="T15">https://www.elastic.co/guide/en/kibana/7.12/index.html</text:span></text:a> </text:p>
            </text:list-item>
            <text:list-item>
              <text:p text:style-name="P25">SpringData ElasticSearch - <text:a xlink:type="simple" xlink:href="https://docs.spring.io/spring-data/elasticsearch/docs/current/reference/html/#preface" text:style-name="ListLabel_20_29" text:visited-style-name="ListLabel_20_29"><text:span text:style-name="T15">https://docs.spring.io/spring-data/elasticsearch/docs/current/reference/html/#preface</text:span></text:a> </text:p>
            </text:list-item>
            <text:list-item>
              <text:p text:style-name="P25">Buscador de dependencias Maven:</text:p>
              <text:list>
                <text:list-item>
                  <text:p text:style-name="P27"><text:a xlink:type="simple" xlink:href="https://mvnrepository.com/artifact/org.springframework.data/spring-data-elasticsearch/4.2.1" text:style-name="ListLabel_20_29" text:visited-style-name="ListLabel_20_29"><text:span text:style-name="T15">https://mvnrepository.com/artifact/org.springframework.data/spring-data-elasticsearch/4.2.1</text:span></text:a></text:p>
                </text:list-item>
                <text:list-item>
                  <text:p text:style-name="P27"><text:a xlink:type="simple" xlink:href="https://mvnrepository.com/artifact/org.springframework/spring-web/5.3.7" text:style-name="ListLabel_20_29" text:visited-style-name="ListLabel_20_29"><text:span text:style-name="T15">https://mvnrepository.com/artifact/org.springframework/spring-web/5.3.7</text:span></text:a></text:p>
                </text:list-item>
                <text:list-item>
                  <text:p text:style-name="P27"><text:a xlink:type="simple" xlink:href="https://mvnrepository.com/artifact/org.elasticsearch/elasticsearch/7.12.1" text:style-name="ListLabel_20_29" text:visited-style-name="ListLabel_20_29"><text:span text:style-name="T15">https://mvnrepository.com/artifact/org.elasticsearch/elasticsearch/7.12.1</text:span></text:a></text:p>
                </text:list-item>
              </text:list>
            </text:list-item>
            <text:list-item>
              <text:p text:style-name="P25">Guías y ejemplos:</text:p>
              <text:list>
                <text:list-item>
                  <text:p text:style-name="P27"><text:a xlink:type="simple" xlink:href="https://stackoverflow.com/" text:style-name="ListLabel_20_29" text:visited-style-name="ListLabel_20_29"><text:span text:style-name="T15">https://stackoverflow.com/</text:span></text:a></text:p>
                </text:list-item>
                <text:list-item>
                  <text:p text:style-name="P27"><text:soft-page-break/><text:a xlink:type="simple" xlink:href="https://www.elastic.co/es/blog/" text:style-name="ListLabel_20_29" text:visited-style-name="ListLabel_20_29"><text:span text:style-name="T15">https://www.elastic.co/es/blog/</text:span></text:a>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re Franklin" svg:font-family="'Libre Frankli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text-properties fo:color="#1155cc"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style:num-suffix="." style:num-format="1"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style:num-suffix="." style:num-format="1"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5.9056in" fo:margin-left="0in" fo:margin-top="0in" fo:margin-bottom="0in" table:align="left"/>
    </style:style>
    <style:style style:name="Table1.A" style:family="table-column">
      <style:table-column-properties style:column-width="0.6625in"/>
    </style:style>
    <style:style style:name="Table1.B" style:family="table-column">
      <style:table-column-properties style:column-width="4.3653in"/>
    </style:style>
    <style:style style:name="Table1.C" style:family="table-column">
      <style:table-column-properties style:column-width="0.8778in"/>
    </style:style>
    <style:style style:name="Table1.1" style:family="table-row">
      <style:table-row-properties fo:keep-together="auto"/>
    </style:style>
    <style:style style:name="Table1.A1" style:family="table-cell">
      <style:table-cell-properties fo:padding-left="0.075in" fo:padding-right="0.075in" fo:padding-top="0.0472in" fo:padding-bottom="0.0472in" fo:border-left="none" fo:border-right="none" fo:border-top="none" fo:border-bottom="0.5pt solid #292929"/>
    </style:style>
    <style:style style:name="Table1.B1" style:family="table-cell">
      <style:table-cell-properties style:vertical-align="middle" fo:padding-left="0.075in" fo:padding-right="0.075in" fo:padding-top="0.0472in" fo:padding-bottom="0.0472in" fo:border-left="none" fo:border-right="none" fo:border-top="none" fo:border-bottom="0.5pt solid #292929"/>
    </style:style>
    <style:style style:name="Table2" style:family="table">
      <style:table-properties style:width="5.9056in" fo:margin-left="0in" fo:margin-top="0in" fo:margin-bottom="0in" table:align="left"/>
    </style:style>
    <style:style style:name="Table2.A" style:family="table-column">
      <style:table-column-properties style:column-width="1.3292in"/>
    </style:style>
    <style:style style:name="Table2.B" style:family="table-column">
      <style:table-column-properties style:column-width="0.1111in"/>
    </style:style>
    <style:style style:name="Table2.C" style:family="table-column">
      <style:table-column-properties style:column-width="4.4653in"/>
    </style:style>
    <style:style style:name="Table2.1" style:family="table-row">
      <style:table-row-properties fo:keep-together="auto"/>
    </style:style>
    <style:style style:name="Table2.A1" style:family="table-cell">
      <style:table-cell-properties fo:padding-left="0.0486in" fo:padding-right="0.0486in" fo:padding-top="0.0472in" fo:padding-bottom="0.0472in" fo:border-left="none" fo:border-right="none" fo:border-top="0.5pt solid #292929" fo:border-bottom="none"/>
    </style:style>
    <style:style style:name="Table2.B1" style:family="table-cell">
      <style:table-cell-properties style:vertical-align="middle" fo:padding-left="0.0486in" fo:padding-right="0.0486in" fo:padding-top="0.0472in" fo:padding-bottom="0.0472in" fo:border-left="none" fo:border-right="none" fo:border-top="0.5pt solid #292929" fo:border-bottom="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3" style:family="paragraph" style:parent-style-name="Standard">
      <style:paragraph-properties fo:margin-top="0in" fo:margin-bottom="0in" loext:contextual-spacing="false" fo:line-height="100%" fo:text-align="center" style:justify-single-word="false"/>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MT1"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MT2" style:family="text">
      <style:text-properties fo:color="#5f5f5f" style:font-name="Libre Franklin" fo:font-size="9pt" fo:font-weight="bold" style:font-name-asian="Libre Franklin1" style:font-size-asian="9pt" style:font-weight-asian="bold" style:font-name-complex="Libre Franklin1" style:font-size-complex="9pt"/>
    </style:style>
    <style:style style:name="MT3" style:family="text">
      <style:text-properties fo:font-variant="normal" fo:text-transform="none" fo:color="#0070c0" style:text-line-through-style="none" style:text-line-through-type="none" style:text-position="0% 100%" style:font-name="Libre Franklin" fo:font-size="11pt" fo:font-style="normal" style:text-underline-style="none" fo:font-weight="bold" style:font-name-asian="Libre Franklin1" style:font-size-asian="11pt" style:font-style-asian="normal" style:font-weight-asian="bold" style:font-name-complex="Libre Franklin1" style:font-size-complex="11pt"/>
    </style:style>
    <style:style style:name="MT4" style:family="text">
      <style:text-properties fo:font-variant="normal" fo:text-transform="none" fo:color="#241a61"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pan text:style-name="MT1">GRUPO <text:s/>16</text:span></text:p>
            </table:table-cell>
            <table:table-cell table:style-name="Table1.B1" office:value-type="string">
              <text:p text:style-name="MP3"><text:span text:style-name="MT2">Trabajo de Promoción</text:span></text:p>
              <text:p text:style-name="MP4"><text:span text:style-name="MT3">[ElasticSearch]</text:span></text:p>
            </table:table-cell>
            <table:table-cell table:style-name="Table1.B1" office:value-type="string">
              <text:p text:style-name="MP5"><text:span text:style-name="MT4">0.1</text:span></text:p>
              <text:p text:style-name="MP5"><text:span text:style-name="MT4">Pág. </text:span><text:page-number text:select-page="current">0</text:page-number></text:p>
            </table:table-cell>
          </table:table-row>
        </table:table>
        <text:p text:style-name="MP6"/>
      </style:header>
      <style:footer>
        <text:p text:style-name="M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8"/>
            </table:table-cell>
            <table:table-cell table:style-name="Table2.B1" office:value-type="string">
              <text:p text:style-name="MP8"/>
            </table:table-cell>
            <table:table-cell table:style-name="Table2.B1" office:value-type="string">
              <text:p text:style-name="MP5"><text:span text:style-name="MT1">BD2 Grupo 16</text:span></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7" meta:paragraph-count="103" meta:word-count="967" meta:character-count="7368" meta:non-whitespace-character-count="6510"/>
    <meta:generator>LibreOfficeDev/6.0.5.2$Linux_X86_64 LibreOffice_project/</meta:generator>
  </office:meta>
</office:document-meta>
</file>